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weight="bold" style:font-weight-asian="bold" style:font-weight-complex="bold"/>
    </style:style>
    <style:style style:name="P3" style:family="paragraph">
      <style:paragraph-properties fo:text-align="center"/>
      <style:text-properties fo:color="#ffff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ff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.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6.5cm" svg:y="2.5cm">
          <text:p text:style-name="P2"><text:span text:style-name="T1">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cm" svg:y1="3.5cm" svg:x2="6.5cm" svg:y2="3.5cm">
          <text:p/>
        </draw:line>
        <draw:frame draw:style-name="gr4" draw:layer="layout" svg:width="1.5cm" svg:height="1cm" svg:x="2.5cm" svg:y="4cm">
          <draw:text-box>
            <text:p>str</text:p>
          </draw:text-box>
        </draw:frame>
        <draw:custom-shape draw:style-name="gr2" draw:text-style-name="P2" draw:layer="layout" svg:width="1.5cm" svg:height="1.5cm" svg:x="8cm" svg:y="2.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.5cm" svg:y="2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1cm" svg:y="2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2.5cm" svg:y="2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4cm" svg:y="2.5cm">
          <text:p text:style-name="P2"><text:span text:style-name="T1">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23cm" svg:y="2.5cm">
          <text:p text:style-name="P3"><text:span text:style-name="T2">\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1.5cm" svg:y="2.5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0cm" svg:y="2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.5cm" svg:y="2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7cm" svg:y="2.5cm">
          <text:p text:style-name="P2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5.5cm" svg:y="2.5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05T08:33:35</meta:creation-date>
    <meta:editing-duration>PT00H06M11S</meta:editing-duration>
    <meta:editing-cycles>2</meta:editing-cycles>
    <meta:generator>OpenOffice.org/3.2$Linux OpenOffice.org_project/320m19$Build-9505</meta:generator>
    <meta:initial-creator>bdh </meta:initial-creator>
    <dc:date>2014-10-05T08:41:44</dc:date>
    <dc:creator>bdh </dc:creator>
    <meta:document-statistic meta:object-count="15"/>
  </office:meta>
</office:document-meta>
</file>